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2.1689in"/>
    </style:style>
    <style:style style:name="co7" style:family="table-column">
      <style:table-column-properties fo:break-before="auto" style:column-width="2.6409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808080" style:text-align-source="fix" style:repeat-content="false" fo:border-left="0.06pt solid #808080" fo:border-right="none" fo:border-top="0.06pt solid #80808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style:text-align-source="fix" style:repeat-content="false" fo:border-left="0.06pt solid #80808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808080" style:text-align-source="fix" style:repeat-content="false" fo:border-left="0.06pt solid #80808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-bottom="0.06pt solid #808080" style:text-align-source="fix" style:repeat-content="false" fo:border-left="0.06pt solid #80808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De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QualThresh</text:p>
          </table:table-cell>
          <table:table-cell table:style-name="ce1" office:value-type="string" calcext:value-type="string">
            <text:p>WTA</text:p>
          </table:table-cell>
          <table:table-cell table:style-name="ce1" office:value-type="string" calcext:value-type="string">
            <text:p>Winner's Rounding</text:p>
          </table:table-cell>
        </table:table-row>
        <table:table-row table:style-name="ro2">
          <table:table-cell office:value-type="string" calcext:value-type="string">
            <text:p><text:a xlink:href="http://frontloading.blogspot.com/2015/10/2016-republican-delegate-allocation-iowa.html" xlink:type="simple">Iowa</text:a></text:p>
          </table:table-cell>
          <table:table-cell office:value-type="string" calcext:value-type="string">
            <text:p><text:a xlink:href="http://frontloading.blogspot.com/p/2016-presidential-primary-calendar.html" xlink:type="simple">Feb. 1</text:a></text:p>
          </table:table-cell>
          <table:table-cell office:value-type="string" calcext:value-type="string">
            <text:p>cauc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portiona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5/10/2016-republican-delegate-allocation-new.html" xlink:type="simple">New Hampshire</text:a></text:p>
          </table:table-cell>
          <table:table-cell office:value-type="string" calcext:value-type="string">
            <text:p><text:a xlink:href="http://frontloading.blogspot.com/p/2016-presidential-primary-calendar.html" xlink:type="simple">Feb. 9</text:a></text:p>
          </table:table-cell>
          <table:table-cell office:value-type="string" calcext:value-type="string">
            <text:p>prim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0/2016-republican-delegate-allocation_14.html" xlink:type="simple">South Carolina</text:a></text:p>
          </table:table-cell>
          <table:table-cell office:value-type="string" calcext:value-type="string">
            <text:p><text:a xlink:href="http://frontloading.blogspot.com/p/2016-presidential-primary-calendar.html" xlink:type="simple">Feb. 20</text:a></text:p>
          </table:table-cell>
          <table:table-cell office:value-type="string" calcext:value-type="string">
            <text:p>prim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24.html" xlink:type="simple">Nevada</text:a></text:p>
          </table:table-cell>
          <table:table-cell office:value-type="string" calcext:value-type="string">
            <text:p><text:a xlink:href="http://frontloading.blogspot.com/p/2016-presidential-primary-calendar.html" xlink:type="simple">Feb. 23</text:a></text:p>
          </table:table-cell>
          <table:table-cell office:value-type="string" calcext:value-type="string">
            <text:p>cauc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portiona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5/11/2016-republican-delegate-allocation.html" xlink:type="simple">Alabam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*</text:p>
          </table:table-cell>
        </table:table-row>
        <table:table-row table:style-name="ro2">
          <table:table-cell office:value-type="string" calcext:value-type="string">
            <text:p><text:a xlink:href="http://frontloading.blogspot.com/2015/11/2016-republican-delegate-allocation_12.html" xlink:type="simple">Alask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cauc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3" calcext:value-type="percentage">
            <text:p>13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1/2016-republican-delegate-allocation_14.html" xlink:type="simple">Arkansas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*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.html" xlink:type="simple">Colorado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cauc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bound*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0.html" xlink:type="simple">Georgi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2/2016-republican-delegate-allocation.html" xlink:type="simple">Massachusetts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2.html" xlink:type="simple">Minnesot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cauc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" calcext:value-type="percentage">
            <text:p>10.00%</text:p>
          </table:table-cell>
          <table:table-cell table:style-name="ce4" office:value-type="percentage" office:value="0.85" calcext:value-type="percentage">
            <text:p>85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3.html" xlink:type="simple">Oklahom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5.html" xlink:type="simple">Tennessee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67" calcext:value-type="percentage">
            <text:p>67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6.html" xlink:type="simple">Texas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17.html" xlink:type="simple">Vermont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22.html" xlink:type="simple">Virginia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primar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portiona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5/12/2016-republican-delegate-allocation_27.html" xlink:type="simple">Wyoming</text:a></text:p>
          </table:table-cell>
          <table:table-cell office:value-type="string" calcext:value-type="string">
            <text:p><text:a xlink:href="http://frontloading.blogspot.com/p/2016-presidential-primary-calendar.html" xlink:type="simple">March 1</text:a></text:p>
          </table:table-cell>
          <table:table-cell office:value-type="string" calcext:value-type="string">
            <text:p>cauc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bound*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_7.html" xlink:type="simple">Kansas</text:a></text:p>
          </table:table-cell>
          <table:table-cell office:value-type="string" calcext:value-type="string">
            <text:p><text:a xlink:href="http://frontloading.blogspot.com/p/2016-presidential-primary-calendar.html" xlink:type="simple">March 5</text:a></text:p>
          </table:table-cell>
          <table:table-cell office:value-type="string" calcext:value-type="string">
            <text:p>cauc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_9.html" xlink:type="simple">Kentucky</text:a></text:p>
          </table:table-cell>
          <table:table-cell office:value-type="string" calcext:value-type="string">
            <text:p><text:a xlink:href="http://frontloading.blogspot.com/p/2016-presidential-primary-calendar.html" xlink:type="simple">March 5</text:a></text:p>
          </table:table-cell>
          <table:table-cell office:value-type="string" calcext:value-type="string">
            <text:p>caucu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_19.html" xlink:type="simple">Louisiana</text:a></text:p>
          </table:table-cell>
          <table:table-cell office:value-type="string" calcext:value-type="string">
            <text:p><text:a xlink:href="http://frontloading.blogspot.com/p/2016-presidential-primary-calendar.html" xlink:type="simple">March 5</text:a></text:p>
          </table:table-cell>
          <table:table-cell office:value-type="string" calcext:value-type="string">
            <text:p>primar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2" calcext:value-type="percentage">
            <text:p>20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2/2016-republican-delegate-allocation_28.html" xlink:type="simple">Maine</text:a></text:p>
          </table:table-cell>
          <table:table-cell office:value-type="string" calcext:value-type="string">
            <text:p><text:a xlink:href="http://frontloading.blogspot.com/p/2016-presidential-primary-calendar.html" xlink:type="simple">March 5</text:a></text:p>
          </table:table-cell>
          <table:table-cell office:value-type="string" calcext:value-type="string">
            <text:p>cau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" calcext:value-type="percentage">
            <text:p>1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_21.html" xlink:type="simple">Hawaii</text:a></text:p>
          </table:table-cell>
          <table:table-cell office:value-type="string" calcext:value-type="string">
            <text:p><text:a xlink:href="http://frontloading.blogspot.com/p/2016-presidential-primary-calendar.html" xlink:type="simple">March 8</text:a></text:p>
          </table:table-cell>
          <table:table-cell office:value-type="string" calcext:value-type="string">
            <text:p>cau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ortiona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_25.html" xlink:type="simple">Idaho</text:a></text:p>
          </table:table-cell>
          <table:table-cell office:value-type="string" calcext:value-type="string">
            <text:p><text:a xlink:href="http://frontloading.blogspot.com/p/2016-presidential-primary-calendar.html" xlink:type="simple">March 8</text:a></text:p>
          </table:table-cell>
          <table:table-cell office:value-type="string" calcext:value-type="string">
            <text:p>prim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.html" xlink:type="simple">Michigan</text:a></text:p>
          </table:table-cell>
          <table:table-cell office:value-type="string" calcext:value-type="string">
            <text:p><text:a xlink:href="http://frontloading.blogspot.com/p/2016-presidential-primary-calendar.html" xlink:type="simple">March 8</text:a></text:p>
          </table:table-cell>
          <table:table-cell office:value-type="string" calcext:value-type="string">
            <text:p>primar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15%*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8.html" xlink:type="simple">Mississippi</text:a></text:p>
          </table:table-cell>
          <table:table-cell office:value-type="string" calcext:value-type="string">
            <text:p><text:a xlink:href="http://frontloading.blogspot.com/p/2016-presidential-primary-calendar.html" xlink:type="simple">March 8</text:a></text:p>
          </table:table-cell>
          <table:table-cell office:value-type="string" calcext:value-type="string">
            <text:p>prim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5" calcext:value-type="percentage">
            <text:p>15.00%</text:p>
          </table:table-cell>
          <table:table-cell office:value-type="string" calcext:value-type="string">
            <text:p>50%*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10.html" xlink:type="simple">Virgin Islands</text:a></text:p>
          </table:table-cell>
          <table:table-cell office:value-type="string" calcext:value-type="string">
            <text:p><text:a xlink:href="http://frontloading.blogspot.com/p/2016-presidential-primary-calendar.html" xlink:type="simple">March 10</text:a></text:p>
          </table:table-cell>
          <table:table-cell office:value-type="string" calcext:value-type="string">
            <text:p>cauc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rectly electe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12.html" xlink:type="simple">Washington, DC</text:a></text:p>
          </table:table-cell>
          <table:table-cell office:value-type="string" calcext:value-type="string">
            <text:p><text:a xlink:href="http://frontloading.blogspot.com/p/2016-presidential-primary-calendar.html" xlink:type="simple">March 12</text:a></text:p>
          </table:table-cell>
          <table:table-cell office:value-type="string" calcext:value-type="string">
            <text:p>conven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15%*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13.html" xlink:type="simple">Florida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primar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38.html" xlink:type="simple">Illinois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primar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14.html" xlink:type="simple">Missouri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prim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n/a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48.html" xlink:type="simple">Northern Marianas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cauc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15.html" xlink:type="simple">North Carolina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primar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-ohio.html" xlink:type="simple">Ohio</text:a></text:p>
          </table:table-cell>
          <table:table-cell office:value-type="string" calcext:value-type="string">
            <text:p><text:a xlink:href="http://frontloading.blogspot.com/p/2016-presidential-primary-calendar.html" xlink:type="simple">March 15</text:a></text:p>
          </table:table-cell>
          <table:table-cell office:value-type="string" calcext:value-type="string">
            <text:p>prim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19.html" xlink:type="simple">Arizona</text:a></text:p>
          </table:table-cell>
          <table:table-cell office:value-type="string" calcext:value-type="string">
            <text:p><text:a xlink:href="http://frontloading.blogspot.com/p/2016-presidential-primary-calendar.html" xlink:type="simple">March 22</text:a></text:p>
          </table:table-cell>
          <table:table-cell office:value-type="string" calcext:value-type="string">
            <text:p>primar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-utah.html" xlink:type="simple">Utah</text:a></text:p>
          </table:table-cell>
          <table:table-cell office:value-type="string" calcext:value-type="string">
            <text:p><text:a xlink:href="http://frontloading.blogspot.com/p/2016-presidential-primary-calendar.html" xlink:type="simple">March 22</text:a></text:p>
          </table:table-cell>
          <table:table-cell office:value-type="string" calcext:value-type="string">
            <text:p>cauc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1/2016-republican-delegate-allocation.html" xlink:type="simple">North Dakota</text:a></text:p>
          </table:table-cell>
          <table:table-cell office:value-type="string" calcext:value-type="string">
            <text:p><text:a xlink:href="http://frontloading.blogspot.com/p/2016-presidential-primary-calendar.html" xlink:type="simple">April 1-3</text:a></text:p>
          </table:table-cell>
          <table:table-cell office:value-type="string" calcext:value-type="string">
            <text:p>cauc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boun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_26.html" xlink:type="simple">Wisconsin</text:a></text:p>
          </table:table-cell>
          <table:table-cell office:value-type="string" calcext:value-type="string">
            <text:p><text:a xlink:href="http://frontloading.blogspot.com/p/2016-presidential-primary-calendar.html" xlink:type="simple">April 5</text:a></text:p>
          </table:table-cell>
          <table:table-cell office:value-type="string" calcext:value-type="string">
            <text:p>prim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3/2016-republican-delegate-allocation-new.html" xlink:type="simple">New York</text:a></text:p>
          </table:table-cell>
          <table:table-cell office:value-type="string" calcext:value-type="string">
            <text:p><text:a xlink:href="http://frontloading.blogspot.com/p/2016-presidential-primary-calendar.html" xlink:type="simple">April 19</text:a></text:p>
          </table:table-cell>
          <table:table-cell office:value-type="string" calcext:value-type="string">
            <text:p>primar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.html" xlink:type="simple">Connecticut</text:a></text:p>
          </table:table-cell>
          <table:table-cell office:value-type="string" calcext:value-type="string">
            <text:p><text:a xlink:href="http://frontloading.blogspot.com/p/2016-presidential-primary-calendar.html" xlink:type="simple">April 26</text:a></text:p>
          </table:table-cell>
          <table:table-cell office:value-type="string" calcext:value-type="string">
            <text:p>prim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table:style-name="ce4" office:value-type="percentage" office:value="0.2" calcext:value-type="percentage">
            <text:p>20.00%</text:p>
          </table:table-cell>
          <table:table-cell office:value-type="string" calcext:value-type="string">
            <text:p>50%*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_19.html" xlink:type="simple">Delaware</text:a></text:p>
          </table:table-cell>
          <table:table-cell office:value-type="string" calcext:value-type="string">
            <text:p><text:a xlink:href="http://frontloading.blogspot.com/p/2016-presidential-primary-calendar.html" xlink:type="simple">April 26</text:a></text:p>
          </table:table-cell>
          <table:table-cell office:value-type="string" calcext:value-type="string">
            <text:p>prim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_20.html" xlink:type="simple">Maryland</text:a></text:p>
          </table:table-cell>
          <table:table-cell office:value-type="string" calcext:value-type="string">
            <text:p><text:a xlink:href="http://frontloading.blogspot.com/p/2016-presidential-primary-calendar.html" xlink:type="simple">April 26</text:a></text:p>
          </table:table-cell>
          <table:table-cell office:value-type="string" calcext:value-type="string">
            <text:p>prim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_24.html" xlink:type="simple">Pennsylvania</text:a></text:p>
          </table:table-cell>
          <table:table-cell office:value-type="string" calcext:value-type="string">
            <text:p><text:a xlink:href="http://frontloading.blogspot.com/p/2016-presidential-primary-calendar.html" xlink:type="simple">April 26</text:a></text:p>
          </table:table-cell>
          <table:table-cell office:value-type="string" calcext:value-type="string">
            <text:p>primar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*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_25.html" xlink:type="simple">Rhode Island</text:a></text:p>
          </table:table-cell>
          <table:table-cell office:value-type="string" calcext:value-type="string">
            <text:p><text:a xlink:href="http://frontloading.blogspot.com/p/2016-presidential-primary-calendar.html" xlink:type="simple">April 26</text:a></text:p>
          </table:table-cell>
          <table:table-cell office:value-type="string" calcext:value-type="string">
            <text:p>prim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4/2016-republican-delegate-allocation_30.html" xlink:type="simple">Indiana</text:a></text:p>
          </table:table-cell>
          <table:table-cell office:value-type="string" calcext:value-type="string">
            <text:p><text:a xlink:href="http://frontloading.blogspot.com/p/2016-presidential-primary-calendar.html" xlink:type="simple">May 3</text:a></text:p>
          </table:table-cell>
          <table:table-cell office:value-type="string" calcext:value-type="string">
            <text:p>prima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5/2016-republican-delegate-allocation.html" xlink:type="simple">Nebraska</text:a></text:p>
          </table:table-cell>
          <table:table-cell office:value-type="string" calcext:value-type="string">
            <text:p><text:a xlink:href="http://frontloading.blogspot.com/p/2016-presidential-primary-calendar.html" xlink:type="simple">May 10</text:a></text:p>
          </table:table-cell>
          <table:table-cell office:value-type="string" calcext:value-type="string">
            <text:p>prim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5/2016-republican-delegate-allocation_6.html" xlink:type="simple">West Virginia</text:a></text:p>
          </table:table-cell>
          <table:table-cell office:value-type="string" calcext:value-type="string">
            <text:p><text:a xlink:href="http://frontloading.blogspot.com/p/2016-presidential-primary-calendar.html" xlink:type="simple">May 10</text:a></text:p>
          </table:table-cell>
          <table:table-cell office:value-type="string" calcext:value-type="string">
            <text:p>prim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<text:a xlink:href="http://frontloading.blogspot.com/2016/05/2016-republican-delegate-allocation_8.html" xlink:type="simple">Oregon</text:a></text:p>
          </table:table-cell>
          <table:table-cell office:value-type="string" calcext:value-type="string">
            <text:p><text:a xlink:href="http://frontloading.blogspot.com/p/2016-presidential-primary-calendar.html" xlink:type="simple">May 17</text:a></text:p>
          </table:table-cell>
          <table:table-cell office:value-type="string" calcext:value-type="string">
            <text:p>prim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3.57%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<text:a xlink:href="http://frontloading.blogspot.com/p/2016-presidential-primary-calendar.html" xlink:type="simple">May 24</text:a></text:p>
          </table:table-cell>
          <table:table-cell office:value-type="string" calcext:value-type="string">
            <text:p>prim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2" calcext:value-type="percentage">
            <text:p>20.00%</text:p>
          </table:table-cell>
          <table:table-cell office:value-type="string" calcext:value-type="string">
            <text:p>50%*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string" calcext:value-type="string">
            <text:p><text:a xlink:href="http://frontloading.blogspot.com/p/2016-presidential-primary-calendar.html" xlink:type="simple">June 7</text:a></text:p>
          </table:table-cell>
          <table:table-cell office:value-type="string" calcext:value-type="string">
            <text:p>primar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ybri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Montana</text:p>
          </table:table-cell>
          <table:table-cell office:value-type="string" calcext:value-type="string">
            <text:p><text:a xlink:href="http://frontloading.blogspot.com/p/2016-presidential-primary-calendar.html" xlink:type="simple">June 7</text:a></text:p>
          </table:table-cell>
          <table:table-cell office:value-type="string" calcext:value-type="string">
            <text:p>prim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office:value-type="string" calcext:value-type="string">
            <text:p><text:a xlink:href="http://frontloading.blogspot.com/p/2016-presidential-primary-calendar.html" xlink:type="simple">June 7</text:a></text:p>
          </table:table-cell>
          <table:table-cell office:value-type="string" calcext:value-type="string">
            <text:p>prim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ner-take-all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string" calcext:value-type="string">
            <text:p><text:a xlink:href="http://frontloading.blogspot.com/p/2016-presidential-primary-calendar.html" xlink:type="simple">June 7</text:a></text:p>
          </table:table-cell>
          <table:table-cell office:value-type="string" calcext:value-type="string">
            <text:p>prim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portional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 table:style-name="ce3" office:value-type="string" calcext:value-type="string">
            <text:p>South Dakota</text:p>
          </table:table-cell>
          <table:table-cell table:style-name="ce3" office:value-type="string" calcext:value-type="string">
            <text:p><text:a xlink:href="http://frontloading.blogspot.com/p/2016-presidential-primary-calendar.html" xlink:type="simple">June 7</text:a></text:p>
          </table:table-cell>
          <table:table-cell table:style-name="ce3" office:value-type="string" calcext:value-type="string">
            <text:p>primar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winner-take-all</text:p>
          </table:table-cell>
          <table:table-cell table:number-columns-repeated="3" table:style-name="ce3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23:50.524154659</meta:creation-date>
    <dc:date>2016-05-10T10:26:29.774136459</dc:date>
    <meta:editing-duration>P0D</meta:editing-duration>
    <meta:editing-cycles>1</meta:editing-cycles>
    <meta:document-statistic meta:table-count="1" meta:cell-count="432" meta:object-count="0"/>
    <meta:generator>LibreOffice/4.2.8.2$Linux_X86_64 LibreOffice_project/420m0$Build-2</meta:generator>
  </office:meta>
</office:document-meta>
</file>